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14e4" officeooo:paragraph-rsid="00001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NOTES :</text:p>
      <text:p text:style-name="P1">Projet Thanksgiving :</text:p>
      <text:p text:style-name="P1"/>
      <text:p text:style-name="P1">Pour la dernière question Se sont trois séries de booléens qui faut combiner en une seul. C'est à dire obtenir une seul série de booléen dont les valeurs prendrons la valeur True si les trois sont à Tru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5:16:44.861412005</meta:creation-date>
    <dc:date>2021-04-21T15:18:18.578480341</dc:date>
    <meta:editing-duration>PT1M34S</meta:editing-duration>
    <meta:editing-cycles>1</meta:editing-cycles>
    <meta:document-statistic meta:table-count="0" meta:image-count="0" meta:object-count="0" meta:page-count="1" meta:paragraph-count="3" meta:word-count="43" meta:character-count="232" meta:non-whitespace-character-count="192"/>
    <meta:generator>LibreOffice/6.0.7.3$Linux_X86_64 LibreOffice_project/00m0$Build-3</meta:generator>
  </office:meta>
</office:document-meta>
</file>